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fo:font-weight="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text-properties fo:font-weight="bold"/>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font-size="24pt" fo:font-weight="bold" officeooo:rsid="00193db5" officeooo:paragraph-rsid="00193db5" style:font-size-asian="24pt" style:font-weight-asian="bold" style:font-size-complex="24pt" style:font-weight-complex="bold"/>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 text:c="22"/>Zephyr build system</text:p>
      <text:p text:style-name="Text_20_body"/>
      <text:p text:style-name="Text_20_body"/>
      <text:p text:style-name="Text_20_body">The Zephyr build system is highly sophisticated and built upon a few key components: <text:span text:style-name="T1">CMake</text:span>, <text:span text:style-name="T1">Kconfig</text:span>, and <text:span text:style-name="T1">Devicetree</text:span>. It's designed to be flexible, allowing for extensive configuration and targeting a wide range of hardware.</text:p>
      <text:p text:style-name="Text_20_body">Here's a breakdown of the process of generating build systems on Zephyr:</text:p>
      <text:h text:style-name="Heading_20_2" text:outline-level="2">Core Components:</text:h>
      <text:list xml:id="list1756777295" text:style-name="L1">
        <text:list-item>
          <text:p text:style-name="P3"><text:span text:style-name="T1">CMake:</text:span> This is the primary build system generator. It takes <text:span text:style-name="Source_20_Text">CMakeLists.txt</text:span> files (which define the project structure, dependencies, and build rules) and generates native build scripts for your host platform. Zephyr officially supports <text:span text:style-name="T1">Ninja</text:span> and <text:span text:style-name="T1">Make</text:span> as the native build tools.</text:p>
        </text:list-item>
        <text:list-item>
          <text:p text:style-name="P3"><text:span text:style-name="T1">Kconfig:</text:span> This is a powerful configuration system (similar to the Linux kernel's Kconfig). It allows you to select and configure various features, drivers, and modules for your Zephyr application and kernel. Configuration options are typically set in <text:span text:style-name="Source_20_Text">prj.conf</text:span> files.</text:p>
        </text:list-item>
        <text:list-item>
          <text:p text:style-name="P3"><text:span text:style-name="T1">Devicetree:</text:span> This is a hardware description language used to describe the hardware components of your target board (SoC, peripherals, memory layout, etc.). <text:span text:style-name="Source_20_Text">.dts</text:span> and <text:span text:style-name="Source_20_Text">.dtsi</text:span> files define the devicetree, and overlays (<text:span text:style-name="Source_20_Text">.overlay</text:span> files) can be used to customize it for your specific application.</text:p>
        </text:list-item>
      </text:list>
      <text:h text:style-name="Heading_20_2" text:outline-level="2">The Two Main Phases:</text:h>
      <text:p text:style-name="Text_20_body">The Zephyr build process is conceptually divided into two main phases:</text:p>
      <text:h text:style-name="Heading_20_3" text:outline-level="3">1. Configuration Phase (Driven by CMake)</text:h>
      <text:p text:style-name="Text_20_body">This phase is where the build system is "generated" and tailored to your specific application and hardware.</text:p>
      <text:list xml:id="list220473462" text:style-name="L2">
        <text:list-item>
          <text:p text:style-name="P4"><text:span text:style-name="T1">CMakeLists.txt Processing:</text:span> CMake starts by processing the <text:span text:style-name="Source_20_Text">CMakeLists.txt</text:span> file in your application directory. This file, in turn, references Zephyr's top-level <text:span text:style-name="Source_20_Text">CMakeLists.txt</text:span> and other CMake files throughout the Zephyr source tree. These scripts define how the application and kernel should be built together.</text:p>
        </text:list-item>
        <text:list-item>
          <text:p text:style-name="P5">Kconfig Configuration:</text:p>
          <text:list>
            <text:list-item>
              <text:p text:style-name="P4">Zephyr collects <text:span text:style-name="Source_20_Text">Kconfig</text:span> files from the application, board, SoC, and various subsystems.</text:p>
            </text:list-item>
            <text:list-item>
              <text:p text:style-name="P4">It merges all configuration fragments (e.g., your <text:span text:style-name="Source_20_Text">prj.conf</text:span>, board-specific <text:span text:style-name="Source_20_Text">defconfig</text:span> files, etc.).</text:p>
            </text:list-item>
            <text:list-item>
              <text:p text:style-name="P4">Based on these configurations, Kconfig generates:</text:p>
              <text:list>
                <text:list-item>
                  <text:p text:style-name="P4"><text:soft-page-break/><text:span text:style-name="Source_20_Text">.config</text:span>: A file listing all selected Kconfig options and their values.</text:p>
                </text:list-item>
                <text:list-item>
                  <text:p text:style-name="P4"><text:span text:style-name="Source_20_Text">autoconf.h</text:span>: A header file containing C preprocessor macros corresponding to the selected Kconfig options, making them accessible in your source code.</text:p>
                </text:list-item>
              </text:list>
            </text:list-item>
          </text:list>
        </text:list-item>
        <text:list-item>
          <text:p text:style-name="P5">Devicetree Processing:</text:p>
          <text:list>
            <text:list-item>
              <text:p text:style-name="P4"><text:span text:style-name="Source_20_Text">.dts</text:span> and <text:span text:style-name="Source_20_Text">.dtsi</text:span> files are collected from various directories (architecture, SoC, board, application).</text:p>
            </text:list-item>
            <text:list-item>
              <text:p text:style-name="P4">The C preprocessor merges <text:span text:style-name="Source_20_Text">.dtsi</text:span> files and applies any devicetree <text:span text:style-name="Source_20_Text">.overlay</text:span> files, expanding macros.</text:p>
            </text:list-item>
            <text:list-item>
              <text:p text:style-name="P4">A Python script (<text:span text:style-name="Source_20_Text">gen_defines.py</text:span>) parses the preprocessed devicetree sources to generate:</text:p>
              <text:list>
                <text:list-item>
                  <text:p text:style-name="P4"><text:span text:style-name="Source_20_Text">devicetree_generated.h</text:span>: A header file with preprocessor macros derived from the devicetree, allowing your source code to access hardware information.</text:p>
                </text:list-item>
                <text:list-item>
                  <text:p text:style-name="P4"><text:span text:style-name="Source_20_Text">zephyr.dts</text:span>: The final devicetree file, useful for debugging.</text:p>
                </text:list-item>
              </text:list>
            </text:list-item>
            <text:list-item>
              <text:p text:style-name="P4">(Optional) If installed, the <text:span text:style-name="Source_20_Text">dtc</text:span> (devicetree compiler) is run on <text:span text:style-name="Source_20_Text">zephyr.dts</text:span> to catch any additional warnings or errors.</text:p>
            </text:list-item>
          </text:list>
        </text:list-item>
        <text:list-item>
          <text:p text:style-name="P4"><text:span text:style-name="T1">Build Script Generation:</text:span> Based on all the gathered information (CMake rules, Kconfig selections, Devicetree descriptions), CMake generates the native build scripts (e.g., <text:span text:style-name="Source_20_Text">build.ninja</text:span> for Ninja or <text:span text:style-name="Source_20_Text">Makefile</text:span> for Make) in your designated build directory. These scripts contain all the instructions needed to compile and link your application and the Zephyr kernel.</text:p>
        </text:list-item>
      </text:list>
      <text:h text:style-name="Heading_20_3" text:outline-level="3">2. Build Phase (Driven by Ninja or Make)</text:h>
      <text:p text:style-name="Text_20_body">This phase uses the generated build scripts to actually compile the source code and produce the final executable.</text:p>
      <text:list xml:id="list2639232308" text:style-name="L3">
        <text:list-item>
          <text:p text:style-name="P6"><text:span text:style-name="T1">Pre-build:</text:span> Tasks like preparing directories, copying files, and generating necessary headers (e.g., from Kconfig and Devicetree) occur before source files are compiled.</text:p>
        </text:list-item>
        <text:list-item>
          <text:p text:style-name="P6"><text:span text:style-name="T1">Source Compilation:</text:span> Source files (C, C++, assembly) from your application, the Zephyr kernel, and enabled modules are compiled into object files (<text:span text:style-name="Source_20_Text">.o</text:span> files) and then archived into libraries (<text:span text:style-name="Source_20_Text">.a</text:span> files).</text:p>
        </text:list-item>
        <text:list-item>
          <text:p text:style-name="P6"><text:span text:style-name="T1">Linking:</text:span> The compiled object files and libraries are linked together to create intermediate binaries.</text:p>
        </text:list-item>
        <text:list-item>
          <text:p text:style-name="P6"><text:span text:style-name="T1">Post-processing:</text:span> Additional scripts are executed on the intermediate binaries. This might involve:</text:p>
          <text:list>
            <text:list-item>
              <text:p text:style-name="P6">Scanning for kernel objects and generating perfect hash functions for object validation (when user mode is enabled).</text:p>
            </text:list-item>
            <text:list-item>
              <text:p text:style-name="P6">Processing devicetree data for device relationships.</text:p>
            </text:list-item>
          </text:list>
        </text:list-item>
        <text:list-item>
          <text:p text:style-name="P6"><text:soft-page-break/><text:span text:style-name="T1">Final Binary Generation:</text:span> The ultimate output is a complete Zephyr application image in a format suitable for flashing onto your target board (e.g., <text:span text:style-name="Source_20_Text">zephyr.elf</text:span>, <text:span text:style-name="Source_20_Text">zephyr.hex</text:span>, <text:span text:style-name="Source_20_Text">zephyr.bin</text:span>).</text:p>
        </text:list-item>
      </text:list>
      <text:h text:style-name="Heading_20_2" text:outline-level="2">How you typically initiate this process:</text:h>
      <text:p text:style-name="Text_20_body">While you can directly invoke <text:span text:style-name="Source_20_Text">cmake</text:span> and then <text:span text:style-name="Source_20_Text">ninja</text:span> (or <text:span text:style-name="Source_20_Text">make</text:span>), the most common and recommended way to build Zephyr applications is using the <text:span text:style-name="Source_20_Text">west</text:span> meta-tool:</text:p>
      <text:p text:style-name="Text_20_body">Bash</text:p>
      <text:p text:style-name="P1"><text:span text:style-name="Source_20_Text">west build -b &lt;board&gt; &lt;your_application_directory&gt;</text:span></text:p>
      <text:list xml:id="list1560535985" text:style-name="L4">
        <text:list-item>
          <text:p text:style-name="P7"><text:span text:style-name="Source_20_Text">west build</text:span>: This command acts as a wrapper, invoking CMake and the underlying build tool (Ninja by default).</text:p>
        </text:list-item>
        <text:list-item>
          <text:p text:style-name="P7"><text:span text:style-name="Source_20_Text">-b &lt;board&gt;</text:span>: Specifies the target board for which you are building. This is crucial as it informs Zephyr about the hardware configuration.</text:p>
        </text:list-item>
        <text:list-item>
          <text:p text:style-name="P7"><text:span text:style-name="Source_20_Text">&lt;your_application_directory&gt;</text:span>: The path to your application's root directory, which contains your <text:span text:style-name="Source_20_Text">CMakeLists.txt</text:span>, <text:span text:style-name="Source_20_Text">prj.conf</text:span>, and source files.</text:p>
        </text:list-item>
      </text:list>
      <text:p text:style-name="P2">Example:</text:p>
      <text:p text:style-name="Text_20_body">If you have a "hello_world" application in <text:span text:style-name="Source_20_Text">~/my_zephyr_apps/hello_world</text:span> and you want to build it for the <text:span text:style-name="Source_20_Text">nrf52840dk_nrf52840</text:span> board, you would typically run:</text:p>
      <text:p text:style-name="Text_20_body">Bash</text:p>
      <text:p text:style-name="Preformatted_20_Text"><text:span text:style-name="Source_20_Text">cd ~/my_zephyr_apps/hello_world</text:span></text:p>
      <text:p text:style-name="P1"><text:span text:style-name="Source_20_Text">west build -b nrf52840dk_nrf52840</text:span></text:p>
      <text:p text:style-name="Text_20_body">This command will:</text:p>
      <text:list xml:id="list345770113" text:style-name="L5">
        <text:list-item>
          <text:p text:style-name="P8">Create a <text:span text:style-name="Source_20_Text">build</text:span> directory (or use an existing one).</text:p>
        </text:list-item>
        <text:list-item>
          <text:p text:style-name="P8">Run CMake to configure the build system within that <text:span text:style-name="Source_20_Text">build</text:span> directory.</text:p>
        </text:list-item>
        <text:list-item>
          <text:p text:style-name="P8">Execute Ninja (or Make) to compile and link your application and the Zephyr kernel, producing the final firmware image.</text:p>
        </text:list-item>
      </text:list>
      <text:h text:style-name="Heading_20_2" text:outline-level="2">Sysbuild (System Build):</text:h>
      <text:p text:style-name="Text_20_body">For more complex scenarios, Zephyr offers <text:span text:style-name="T1">Sysbuild</text:span>. This is a higher-level build system that can combine multiple other build systems. For example, you might use Sysbuild to build a Zephyr application along with a bootloader like MCUboot, ensuring they are correctly linked and flashed. Sysbuild also leverages CMake and can be invoked via <text:span text:style-name="Source_20_Text">west build --sysbuild</text:span> or directly through CMake.</text:p>
      <text:p text:style-name="Text_20_body">Understanding these components and phases is key to effectively developing and debugging applications with Zephy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7-07T18:29:09.878315095</meta:creation-date>
    <dc:date>2025-07-09T14:40:08.276918716</dc:date>
    <meta:editing-duration>PT1M57S</meta:editing-duration>
    <meta:editing-cycles>2</meta:editing-cycles>
    <meta:generator>LibreOffice/6.4.7.2$Linux_X86_64 LibreOffice_project/40$Build-2</meta:generator>
    <meta:document-statistic meta:table-count="0" meta:image-count="0" meta:object-count="0" meta:page-count="3" meta:paragraph-count="54" meta:word-count="883" meta:character-count="5949" meta:non-whitespace-character-count="5130"/>
  </office:meta>
</office:document-meta>
</file>